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26a8df" officeooo:paragraph-rsid="0026a8df"/>
    </style:style>
    <style:style style:name="P2" style:family="paragraph" style:parent-style-name="Text_20_body">
      <style:text-properties officeooo:rsid="0026ef3f" officeooo:paragraph-rsid="0026ef3f"/>
    </style:style>
    <style:style style:name="P3" style:family="paragraph" style:parent-style-name="Title">
      <style:text-properties officeooo:rsid="0026a8df" officeooo:paragraph-rsid="0026a8df"/>
    </style:style>
    <style:style style:name="P4" style:family="paragraph" style:parent-style-name="Text_20_body">
      <style:text-properties officeooo:rsid="0026a8df" officeooo:paragraph-rsid="0026a8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 interview questions</text:p>
      <text:p text:style-name="P1">Check if a number is palindrome?</text:p>
      <text:p text:style-name="P1">Write own size of operator?</text:p>
      <text:p text:style-name="P1">Write own itoa function?</text:p>
      <text:p text:style-name="P1">Check if a number is amstrong number?</text:p>
      <text:p text:style-name="P1">Write tower of hanoi?</text:p>
      <text:p text:style-name="P1">Return both sum and product from a function?</text:p>
      <text:p text:style-name="P1">Fibbonacci number?</text:p>
      <text:p text:style-name="P1">Little endian and Big endian?</text:p>
      <text:p text:style-name="P1"/>
      <text:p text:style-name="P1">List of important questions to prepare for interview</text:p>
      <text:p text:style-name="P1"/>
      <text:p text:style-name="P1">General</text:p>
      <text:p text:style-name="P1">tell me about yourself?</text:p>
      <text:p text:style-name="P1"/>
      <text:p text:style-name="P1">Programming</text:p>
      <text:p text:style-name="P1">difference between c and c++? with feature exampe</text:p>
      <text:p text:style-name="P1"/>
      <text:p text:style-name="P1">Project</text:p>
      <text:p text:style-name="P1">Explain project architecture?</text:p>
      <text:p text:style-name="P1">Software development methodology? what is agile SW development?</text:p>
      <text:p text:style-name="P1">How many threads do u have in your application?</text:p>
      <text:p text:style-name="P1">content of requirement document, design document?</text:p>
      <text:p text:style-name="P1">configuration management tools.</text:p>
      <text:p text:style-name="P1"/>
      <text:h text:style-name="Heading_20_1" text:outline-level="1">Valeo</text:h>
      <text:p text:style-name="P2">Binary search tree</text:p>
      <text:p text:style-name="P2"><text:soft-page-break/></text:p>
      <text:h text:style-name="Heading_20_1" text:outline-level="1">Continental</text:h>
      <text:p text:style-name="P2">Project archetecture</text:p>
      <text:p text:style-name="P2">count no of bit set in a word.</text:p>
      <text:p text:style-name="P2"/>
      <text:h text:style-name="Heading_20_1" text:outline-level="1">KPIT</text:h>
      <text:p text:style-name="P2">multiply a number with 10 without using * operator and loops?</text:p>
      <text:p text:style-name="P2">How do you measure a periodic task, if it executes periodically on time.?</text:p>
      <text:p text:style-name="P2">J1939 TPCM, TPDT, BAM</text:p>
      <text:p text:style-name="P2">re-entrant function?</text:p>
      <text:p text:style-name="P2">Memory efficient structure to represent tim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2-23T22:58:06.662249057</dc:date>
    <meta:editing-duration>PT52M19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2" meta:paragraph-count="31" meta:word-count="148" meta:character-count="929" meta:non-whitespace-character-count="812"/>
  </office:meta>
</office:document-meta>
</file>